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erif" officeooo:rsid="0002ed35" officeooo:paragraph-rsid="0002ed35"/>
    </style:style>
    <style:style style:name="P2" style:family="paragraph" style:parent-style-name="Standard">
      <style:paragraph-properties fo:margin-left="0cm" fo:margin-right="0cm" fo:margin-top="0.529cm" fo:margin-bottom="0.529cm" style:contextual-spacing="false" fo:text-indent="0cm" style:auto-text-indent="false"/>
    </style:style>
    <style:style style:name="P3" style:family="paragraph" style:parent-style-name="Standard">
      <style:paragraph-properties fo:margin-left="0cm" fo:margin-right="0cm" fo:margin-top="0.265cm" fo:margin-bottom="0.529cm" style:contextual-spacing="false" fo:orphans="2" fo:widows="2" fo:text-indent="0cm" style:auto-text-indent="false"/>
      <style:text-properties fo:font-variant="normal" fo:text-transform="none" fo:color="#001d35" loext:opacity="100%" style:font-name="Google Sans" fo:font-size="13.5pt" fo:letter-spacing="normal" fo:font-style="normal" fo:font-weight="normal"/>
    </style:style>
    <style:style style:name="P4" style:family="paragraph" style:parent-style-name="Standard">
      <style:paragraph-properties fo:margin-left="0cm" fo:margin-right="0cm" fo:margin-top="0.265cm" fo:margin-bottom="0.529cm" style:contextual-spacing="false" fo:orphans="0" fo:widows="2" fo:text-indent="0cm" style:auto-text-indent="false"/>
      <style:text-properties fo:font-variant="normal" fo:text-transform="none" fo:color="#001d35" loext:opacity="100%" style:font-name="Google Sans" fo:font-size="13.5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001d35" loext:opacity="100%" style:font-name="Google Sans" fo:font-size="13.5pt" fo:letter-spacing="normal" fo:font-style="normal" fo:font-weight="normal" officeooo:rsid="0002ed35" officeooo:paragraph-rsid="0002ed35"/>
    </style:style>
    <style:style style:name="P6" style:family="paragraph" style:parent-style-name="Standard">
      <style:paragraph-properties fo:margin-left="0.318cm" fo:margin-right="0cm" fo:margin-top="0cm" fo:margin-bottom="0cm" style:contextual-spacing="false" fo:text-indent="0cm" style:auto-text-indent="false"/>
      <style:text-properties loext:padding="0cm" loext:border="none"/>
    </style:style>
    <style:style style:name="T1" style:family="text">
      <style:text-properties officeooo:rsid="0002ed35"/>
    </style:style>
    <style:style style:name="T2" style:family="text">
      <style:text-properties style:font-name="DejaVu Sans Mono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>I'm friends with the monster that's under my bed<text:line-break/>Get along with the voices inside of my head<text:line-break/>You're tryin' to save me, stop holdin' your breath<text:line-break/>And you think I'm crazy, yeah, you think I'm crazy </text:p>
      <text:p text:style-name="P3">(Eminem)<text:line-break/>Well, that's not fair<text:line-break/>I'm friends with the monster that's under my bed<text:line-break/>Get along with the voices inside of my head<text:line-break/>You're tryin' to save me, stop holdin' your breath<text:line-break/>And you think I'm crazy, yeah, you think I'm crazy </text:p>
      <text:p text:style-name="P4">(Rihanna)<text:line-break/>I wanted the fame, but not the cover of Newsweek<text:line-break/>Oh well, guess beggars can't be choosers<text:line-break/>Then they sent us backwards<text:line-break/>I'm not afraid to say that I've had my share<text:line-break/>Of both the ups and the downs and everything in-between</text:p>
      <text:p text:style-name="P3">(Eminem)<text:line-break/>I'm friends with the monster that's under my bed<text:line-break/>Get along with the voices inside of my head<text:line-break/>You're tryin' to save me, stop holdin' your breath<text:line-break/>And you think I'm crazy, yeah, you think I'm crazy </text:p>
      <text:p text:style-name="P4">(Rihanna)<text:line-break/>I just don't know how to tell you how it feels to be me<text:line-break/>It's like the more I try to escape, the more I sink<text:line-break/>And it's always gonna be with me<text:line-break/>Like the time I was on that date with the guy from the news<text:line-break/>I was so drunk, I couldn't even stand<text:line-break/>I was like, "Oh, God, please don't let me be like this again"<text:line-break/>I'm just so sick of being judged, <text:span text:style-name="T1">tha</text:span>t's <text:span text:style-name="T1">all</text:span></text:p>
      <text:p text:style-name="P3"/>
      <text:section text:style-name="Sect1" text:name="folsrch-sources-1">
        <text:p text:style-name="P2"><text:soft-page-break/></text:p>
        <text:section text:style-name="Sect1" text:name="_2JacaOebLNSk5OUPs5Pv6Qw_94">
          <text:p text:style-name="P6"/>
        </text:section>
      </text:section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0:43:06.988826979</meta:creation-date>
    <dc:date>2025-08-13T10:49:04.761873597</dc:date>
    <meta:editing-duration>PT5M58S</meta:editing-duration>
    <meta:editing-cycles>1</meta:editing-cycles>
    <meta:document-statistic meta:table-count="0" meta:image-count="0" meta:object-count="0" meta:page-count="2" meta:paragraph-count="5" meta:word-count="238" meta:character-count="1208" meta:non-whitespace-character-count="972"/>
    <meta:generator>LibreOffice/24.2.7.2$Linux_X86_64 LibreOffice_project/420$Build-2</meta:generator>
  </office:meta>
</office:document-meta>
</file>